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4ce" officeooo:paragraph-rsid="000b8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re is a mini blog.<text:line-break/>https://www.youtube.com/watch?v=wCDn6pYhLx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22:17:02.807879215</meta:creation-date>
    <dc:date>2023-09-30T22:17:57.114284278</dc:date>
    <meta:editing-duration>PT54S</meta:editing-duration>
    <meta:editing-cycles>1</meta:editing-cycles>
    <meta:document-statistic meta:table-count="0" meta:image-count="0" meta:object-count="0" meta:page-count="1" meta:paragraph-count="1" meta:word-count="6" meta:character-count="65" meta:non-whitespace-character-count="60"/>
    <meta:generator>LibreOffice/7.3.7.2$Linux_X86_64 LibreOffice_project/30$Build-2</meta:generator>
  </office:meta>
</office:document-meta>
</file>